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9e71" officeooo:paragraph-rsid="00189e71"/>
    </style:style>
    <style:style style:name="P2" style:family="paragraph" style:parent-style-name="Standard">
      <style:text-properties officeooo:rsid="0018cf07" officeooo:paragraph-rsid="00189e71"/>
    </style:style>
    <style:style style:name="P3" style:family="paragraph" style:parent-style-name="Standard">
      <style:text-properties officeooo:rsid="0018cf07" officeooo:paragraph-rsid="0018cf07"/>
    </style:style>
    <style:style style:name="P4" style:family="paragraph" style:parent-style-name="Standard">
      <style:text-properties officeooo:rsid="001b30fb" officeooo:paragraph-rsid="001b30fb"/>
    </style:style>
    <style:style style:name="P5" style:family="paragraph" style:parent-style-name="Standard">
      <style:text-properties officeooo:rsid="001b72f5" officeooo:paragraph-rsid="001b72f5"/>
    </style:style>
    <style:style style:name="P6" style:family="paragraph" style:parent-style-name="Standard">
      <style:text-properties officeooo:rsid="001b72f5" officeooo:paragraph-rsid="0018cf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a5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tura de Software: Camada Service<text:tab/><text:tab/><text:tab/><text:tab/><text:tab/><text:tab/><text:tab/>12/01/2023</text:p>
      <text:p text:style-name="P2"/>
      <text:p text:style-name="P3">A camada de Serviçe é baseada em regra de negocio: são exceções do projeto que você esta desenvolvendo. Exemplo:</text:p>
      <text:p text:style-name="P3"/>
      <text:p text:style-name="P3">Essas verificações podem ser divididas em dois tipos:</text:p>
      <text:p text:style-name="P3"/>
      <text:p text:style-name="P3"><text:span text:style-name="T1">Regras de negócio simples: </text:span>são regras como “não é possível cadastrar um produto que o nome tenha menos de cinco letras” ou “não é possível cadastrar um produto que já exista” ou “só é permitido listar todos os usuários sendo administrador”.</text:p>
      <text:p text:style-name="P3"/>
      <text:p text:style-name="P3"><text:span text:style-name="T1">Regras de negócio complexas: </text:span>são regras como “só é possível vender produtos que tenham estoque” ou “não é permitido parcelar compras em mais de 5x para valores abaixo de R$ 100,00”.</text:p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5:11:18.968281696</meta:creation-date>
    <dc:date>2023-01-18T16:30:56.163476271</dc:date>
    <meta:editing-duration>PT6H2M45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5" meta:word-count="105" meta:character-count="642" meta:non-whitespace-character-count="536"/>
  </office:meta>
</office:document-meta>
</file>